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8"/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Melhorament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JC4b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arthest</text:p>
          </table:table-cell>
          <table:table-cell table:style-name="ce2" office:value-type="float" office:value="103171">
            <text:p>103171,0</text:p>
          </table:table-cell>
          <table:table-cell table:style-name="ce4" office:value-type="float" office:value="0.15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ll Climb with Interchange</text:p>
          </table:table-cell>
          <table:table-cell table:style-name="ce2" office:value-type="float" office:value="88580.3">
            <text:p>88580,3</text:p>
          </table:table-cell>
          <table:table-cell table:style-name="ce4" office:value-type="float" office:value="11.604">
            <text:p>11,60</text:p>
          </table:table-cell>
          <table:table-cell table:formula="of:=[.C3]-[.C2]" office:value-type="float" office:value="-14590.7">
            <text:p>-14590,7</text:p>
          </table:table-cell>
          <table:table-cell table:style-name="ce5" table:formula="of:=([.E3]/[.C2])" office:value-type="percentage" office:value="-0.141422492754747">
            <text:p>-14,14%</text:p>
          </table:table-cell>
        </table:table-row>
        <table:table-row table:style-name="ro2">
          <table:table-cell/>
          <table:table-cell office:value-type="string">
            <text:p>Density</text:p>
          </table:table-cell>
          <table:table-cell office:value-type="float" office:value="65655.4">
            <text:p>65655,4</text:p>
          </table:table-cell>
          <table:table-cell office:value-type="float" office:value="6.668">
            <text:p>6,6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ll Climb with Interchange</text:p>
          </table:table-cell>
          <table:table-cell office:value-type="float" office:value="65414.7">
            <text:p>65414,7</text:p>
          </table:table-cell>
          <table:table-cell office:value-type="float" office:value="0.728">
            <text:p>0,73</text:p>
          </table:table-cell>
          <table:table-cell table:formula="of:=[.C5]-[.C4]" office:value-type="float" office:value="-240.699999999997">
            <text:p>-240,7</text:p>
          </table:table-cell>
          <table:table-cell table:style-name="ce5" table:formula="of:=([.E5]/[.C4])" office:value-type="percentage" office:value="-0.00366611124142107">
            <text:p>-0,37%</text:p>
          </table:table-cell>
        </table:table-row>
        <table:table-row table:style-name="ro2">
          <table:table-cell/>
          <table:table-cell office:value-type="string">
            <text:p>JMeans</text:p>
          </table:table-cell>
          <table:table-cell office:value-type="float" office:value="74557.8">
            <text:p>74557,8</text:p>
          </table:table-cell>
          <table:table-cell office:value-type="float" office:value="160.551">
            <text:p>160,5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ll Climb with Interchange</text:p>
          </table:table-cell>
          <table:table-cell office:value-type="float" office:value="73004">
            <text:p>73004</text:p>
          </table:table-cell>
          <table:table-cell office:value-type="float" office:value="1.602">
            <text:p>1,6</text:p>
          </table:table-cell>
          <table:table-cell table:formula="of:=[.C7]-[.C6]" office:value-type="float" office:value="-1553.8">
            <text:p>-1553,8</text:p>
          </table:table-cell>
          <table:table-cell table:style-name="ce5" table:formula="of:=([.E7]/[.C6])" office:value-type="percentage" office:value="-0.0208402071949548">
            <text:p>-2,08%</text:p>
          </table:table-cell>
        </table:table-row>
        <table:table-row table:style-name="ro1">
          <table:table-cell/>
          <table:table-cell table:style-name="ce1" office:value-type="string">
            <text:p>HMeans</text:p>
          </table:table-cell>
          <table:table-cell table:style-name="ce3" office:value-type="float" office:value="69973.9">
            <text:p>69973,90</text:p>
          </table:table-cell>
          <table:table-cell office:value-type="float" office:value="2.932">
            <text:p>2,9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Hill Climb with Interchange</text:p>
          </table:table-cell>
          <table:table-cell office:value-type="float" office:value="68530">
            <text:p>68530</text:p>
          </table:table-cell>
          <table:table-cell office:value-type="float" office:value="1.405">
            <text:p>1,41</text:p>
          </table:table-cell>
          <table:table-cell table:formula="of:=[.C9]-[.C8]" office:value-type="float" office:value="-1443.89999999999">
            <text:p>-1443,9</text:p>
          </table:table-cell>
          <table:table-cell table:style-name="ce5" table:formula="of:=([.E9]/[.C8])" office:value-type="percentage" office:value="-0.0206348367033993">
            <text:p>-2,06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JC3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arthest</text:p>
          </table:table-cell>
          <table:table-cell office:value-type="float" office:value="76345.3">
            <text:p>76345,3</text:p>
          </table:table-cell>
          <table:table-cell office:value-type="float" office:value="0.096">
            <text:p>0,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Hill Climb with Interchange</text:p>
          </table:table-cell>
          <table:table-cell office:value-type="float" office:value="63821.9">
            <text:p>63821,9</text:p>
          </table:table-cell>
          <table:table-cell office:value-type="float" office:value="5.809">
            <text:p>5,81</text:p>
          </table:table-cell>
          <table:table-cell table:formula="of:=[.C13]-[.C12]" office:value-type="float" office:value="-12523.4">
            <text:p>-12523,4</text:p>
          </table:table-cell>
          <table:table-cell table:style-name="ce5" table:formula="of:=([.E13]/[.C12])" office:value-type="percentage" office:value="-0.164036293000355">
            <text:p>-16,40%</text:p>
          </table:table-cell>
        </table:table-row>
        <table:table-row table:style-name="ro2">
          <table:table-cell/>
          <table:table-cell office:value-type="string">
            <text:p>Density</text:p>
          </table:table-cell>
          <table:table-cell office:value-type="float" office:value="47976.7">
            <text:p>47976,7</text:p>
          </table:table-cell>
          <table:table-cell office:value-type="float" office:value="1.811">
            <text:p>1,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ll Climb with Shift</text:p>
          </table:table-cell>
          <table:table-cell office:value-type="float" office:value="47972.7">
            <text:p>47972,7</text:p>
          </table:table-cell>
          <table:table-cell office:value-type="float" office:value="1.472">
            <text:p>1,47</text:p>
          </table:table-cell>
          <table:table-cell table:formula="of:=[.C15]-[.C14]" office:value-type="float" office:value="-4">
            <text:p>-4</text:p>
          </table:table-cell>
          <table:table-cell table:style-name="ce5" table:formula="of:=([.E15]/[.C14])" office:value-type="percentage" office:value="-0.0000833738043675367">
            <text:p>-0,01%</text:p>
          </table:table-cell>
        </table:table-row>
        <table:table-row table:style-name="ro2">
          <table:table-cell/>
          <table:table-cell office:value-type="string">
            <text:p>Hill Climb with Interchange</text:p>
          </table:table-cell>
          <table:table-cell office:value-type="float" office:value="47954.9">
            <text:p>47954,9</text:p>
          </table:table-cell>
          <table:table-cell office:value-type="float" office:value="0.24">
            <text:p>0,24</text:p>
          </table:table-cell>
          <table:table-cell table:formula="of:=[.C16]-[.C15]" office:value-type="float" office:value="-17.7999999999956">
            <text:p>-17,8</text:p>
          </table:table-cell>
          <table:table-cell table:style-name="ce5" table:formula="of:=([.E16]/[.C15])" office:value-type="percentage" office:value="-0.000371044364815731">
            <text:p>-0,04%</text:p>
          </table:table-cell>
        </table:table-row>
      </table:table>
      <table:table table:name="Planilha1" table:style-name="ta1" table:print="false"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ce6" office:value-type="string" table:number-columns-spanned="2" table:number-rows-spanned="1">
            <text:p>Densidade</text:p>
          </table:table-cell>
          <table:covered-table-cell table:style-name="Default"/>
          <table:table-cell table:style-name="ce6" office:value-type="string" table:number-columns-spanned="2" table:number-rows-spanned="1">
            <text:p>Longe</text:p>
          </table:table-cell>
          <table:covered-table-cell table:style-name="Default"/>
          <table:table-cell table:style-name="ce6" office:value-type="string" table:number-columns-spanned="2" table:number-rows-spanned="1">
            <text:p>Delta (density-farthest)</text:p>
          </table:table-cell>
          <table:covered-table-cell/>
          <table:table-cell table:style-name="ce6" table:number-columns-spanned="2" table:number-rows-spanned="1"/>
          <table:covered-table-cell/>
        </table:table-row>
        <table:table-row table:style-name="ro1">
          <table:table-cell office:value-type="string">
            <text:p>Instância</text:p>
          </table:table-cell>
          <table:table-cell table:style-name="Default" office:value-type="string">
            <text:p>Meu Tempo </text:p>
          </table:table-cell>
          <table:table-cell table:style-name="Default" office:value-type="string">
            <text:p>Meu Valor</text:p>
          </table:table-cell>
          <table:table-cell table:style-name="Default" office:value-type="string">
            <text:p>MeuTempo</text:p>
          </table:table-cell>
          <table:table-cell table:style-name="Default" office:value-type="string">
            <text:p>Meu 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1">
          <table:table-cell office:value-type="string">
            <text:p>SJC3a</text:p>
          </table:table-cell>
          <table:table-cell office:value-type="float" office:value="30.506">
            <text:p>30,506</text:p>
          </table:table-cell>
          <table:table-cell office:value-type="float" office:value="47043.3">
            <text:p>47043,300</text:p>
          </table:table-cell>
          <table:table-cell office:value-type="float" office:value="0.627">
            <text:p>0,627</text:p>
          </table:table-cell>
          <table:table-cell office:value-type="float" office:value="75861.7">
            <text:p>75861,700</text:p>
          </table:table-cell>
          <table:table-cell table:style-name="ce7" table:formula="of:=[.B3]-[.D3]" office:value-type="float" office:value="29.879">
            <text:p>29,879</text:p>
          </table:table-cell>
          <table:table-cell table:style-name="ce7" table:formula="of:=[.C3]-[.E3]" office:value-type="float" office:value="-28818.4">
            <text:p>-28818,400</text:p>
          </table:table-cell>
          <table:table-cell table:number-columns-repeated="2"/>
        </table:table-row>
        <table:table-row table:style-name="ro1">
          <table:table-cell office:value-type="string">
            <text:p>SJC1</text:p>
          </table:table-cell>
          <table:table-cell office:value-type="float" office:value="0.691">
            <text:p>0,691</text:p>
          </table:table-cell>
          <table:table-cell office:value-type="float" office:value="16111.1">
            <text:p>16111,100</text:p>
          </table:table-cell>
          <table:table-cell office:value-type="float" office:value="0.023">
            <text:p>0,023</text:p>
          </table:table-cell>
          <table:table-cell office:value-type="float" office:value="25905">
            <text:p>25905,000</text:p>
          </table:table-cell>
          <table:table-cell table:style-name="ce7" table:formula="of:=[.B4]-[.D4]" office:value-type="float" office:value="0.668">
            <text:p>0,668</text:p>
          </table:table-cell>
          <table:table-cell table:style-name="ce7" table:formula="of:=[.C4]-[.E4]" office:value-type="float" office:value="-9793.9">
            <text:p>-9793,900</text:p>
          </table:table-cell>
          <table:table-cell table:number-columns-repeated="2"/>
        </table:table-row>
        <table:table-row table:style-name="ro1">
          <table:table-cell office:value-type="string">
            <text:p>SJC2</text:p>
          </table:table-cell>
          <table:table-cell office:value-type="float" office:value="5.113">
            <text:p>5,113</text:p>
          </table:table-cell>
          <table:table-cell office:value-type="float" office:value="32497.5">
            <text:p>32497,500</text:p>
          </table:table-cell>
          <table:table-cell office:value-type="float" office:value="0.196">
            <text:p>0,196</text:p>
          </table:table-cell>
          <table:table-cell office:value-type="float" office:value="52008.6">
            <text:p>52008,600</text:p>
          </table:table-cell>
          <table:table-cell table:style-name="ce7" table:formula="of:=[.B5]-[.D5]" office:value-type="float" office:value="4.917">
            <text:p>4,917</text:p>
          </table:table-cell>
          <table:table-cell table:style-name="ce7" table:formula="of:=[.C5]-[.E5]" office:value-type="float" office:value="-19511.1">
            <text:p>-19511,100</text:p>
          </table:table-cell>
          <table:table-cell table:number-columns-repeated="2"/>
        </table:table-row>
        <table:table-row table:style-name="ro1">
          <table:table-cell office:value-type="string">
            <text:p>SJC4a</text:p>
          </table:table-cell>
          <table:table-cell office:value-type="float" office:value="71.386">
            <text:p>71,386</text:p>
          </table:table-cell>
          <table:table-cell office:value-type="float" office:value="57991.2">
            <text:p>57991,200</text:p>
          </table:table-cell>
          <table:table-cell office:value-type="float" office:value="1.589">
            <text:p>1,589</text:p>
          </table:table-cell>
          <table:table-cell office:value-type="float" office:value="103080">
            <text:p>103080,000</text:p>
          </table:table-cell>
          <table:table-cell table:style-name="ce7" table:formula="of:=[.B6]-[.D6]" office:value-type="float" office:value="69.797">
            <text:p>69,797</text:p>
          </table:table-cell>
          <table:table-cell table:style-name="ce7" table:formula="of:=[.C6]-[.E6]" office:value-type="float" office:value="-45088.8">
            <text:p>-45088,800</text:p>
          </table:table-cell>
          <table:table-cell table:number-columns-repeated="2"/>
        </table:table-row>
        <table:table-row table:style-name="ro1" table:number-rows-repeated="14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30/04/2010</text:date>, <text:time>18:5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0:33:24</meta:creation-date>
    <dc:date>2010-04-30T18:52:32</dc:date>
    <meta:editing-duration>PT05H02M37S</meta:editing-duration>
    <meta:editing-cycles>2</meta:editing-cycles>
    <meta:generator>OpenOffice.org/3.1$Linux OpenOffice.org_project/310m19$Build-9420</meta:generator>
    <meta:document-statistic meta:table-count="4" meta:cell-count="93" meta:object-count="0"/>
    <meta:user-defined meta:name="qrichtext">1</meta:user-defined>
  </office:meta>
</office:document-meta>
</file>